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g>
          <draw:custom-shape draw:style-name="gr1" draw:text-style-name="P1" draw:id="id1" draw:layer="layout" svg:width="4.3cm" svg:height="2cm" svg:x="2.5cm" svg:y="9.5cm">
            <text:p text:style-name="P1">Exploração</text:p>
            <text:p text:style-name="P1">Arquitetur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id="id3" draw:layer="layout" svg:width="5.5cm" svg:height="1.5cm" svg:x="14.5cm" svg:y="5.8cm">
            <draw:glue-point draw:id="4" svg:x="-5cm" svg:y="1.666cm"/>
            <draw:glue-point draw:id="5" svg:x="-5cm" svg:y="-1.666cm"/>
            <text:p text:style-name="P1">Versão inici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id="id5" draw:layer="layout" svg:width="5.5cm" svg:height="1.4cm" svg:x="14.5cm" svg:y="12.4cm">
            <draw:glue-point draw:id="4" svg:x="-5cm" svg:y="-2.333cm"/>
            <draw:glue-point draw:id="5" svg:x="-5cm" svg:y="1.428cm"/>
            <text:p text:style-name="P1">Versão fin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id="id4" draw:layer="layout" svg:width="5.5cm" svg:height="1.5cm" svg:x="14.5cm" svg:y="9.1cm">
            <draw:glue-point draw:id="4" svg:x="-5cm" svg:y="-1.666cm"/>
            <draw:glue-point draw:id="5" svg:x="-5cm" svg:y="1.666cm"/>
            <text:p text:style-name="P1">Versão</text:p>
            <text:p text:style-name="P1"><text:s/>intermediária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id="id2" draw:layer="layout" svg:width="5.5cm" svg:height="10cm" svg:x="8cm" svg:y="5.5cm">
              <draw:glue-point draw:id="4" svg:x="5cm" svg:y="-4.09cm"/>
              <draw:glue-point draw:id="5" svg:x="5cm" svg:y="-3.636cm"/>
              <draw:glue-point draw:id="6" svg:x="5cm" svg:y="-0.909cm"/>
              <draw:glue-point draw:id="7" svg:x="5cm" svg:y="-0.454cm"/>
              <draw:glue-point draw:id="8" svg:x="5cm" svg:y="2.272cm"/>
              <draw:glue-point draw:id="9" svg:x="5cm" svg:y="2.727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4.654cm" svg:height="2cm" svg:x="8.465cm" svg:y="6cm">
              <text:p text:style-name="P1">Especificação</text:p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1" draw:text-style-name="P1" draw:layer="layout" svg:width="5.077cm" svg:height="2cm" svg:x="8.254cm" svg:y="9.5cm">
              <text:p text:style-name="P1">Desenvolvimento</text:p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1" draw:text-style-name="P1" draw:layer="layout" svg:width="5.077cm" svg:height="2cm" svg:x="8.254cm" svg:y="12.9cm">
              <text:p text:style-name="P1">Validação</text:p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</draw:g>
          <draw:connector draw:style-name="gr3" draw:text-style-name="P2" draw:layer="layout" draw:type="line" svg:x1="6.8cm" svg:y1="10.5cm" svg:x2="8cm" svg:y2="10.5cm" draw:start-shape="id1" draw:end-shape="id2" draw:end-glue-point="3">
            <text:p/>
          </draw:connector>
          <draw:connector draw:style-name="gr4" draw:text-style-name="P2" draw:layer="layout" draw:type="line" svg:x1="13.5cm" svg:y1="6.41cm" svg:x2="14.5cm" svg:y2="6.301cm" draw:start-shape="id2" draw:start-glue-point="4" draw:end-shape="id3" draw:end-glue-point="5">
            <text:p/>
          </draw:connector>
          <draw:connector draw:style-name="gr5" draw:text-style-name="P2" draw:layer="layout" draw:type="line" svg:x1="14.5cm" svg:y1="6.799cm" svg:x2="13.5cm" svg:y2="6.864cm" draw:start-shape="id3" draw:start-glue-point="4" draw:end-shape="id2" draw:end-glue-point="5">
            <text:p/>
          </draw:connector>
          <draw:connector draw:style-name="gr5" draw:text-style-name="P2" draw:layer="layout" draw:type="line" svg:x1="13.5cm" svg:y1="9.591cm" svg:x2="14.5cm" svg:y2="9.601cm" draw:start-shape="id2" draw:start-glue-point="6" draw:end-shape="id4" draw:end-glue-point="4">
            <text:p/>
          </draw:connector>
          <draw:connector draw:style-name="gr5" draw:text-style-name="P2" draw:layer="layout" draw:type="line" svg:x1="14.5cm" svg:y1="10.099cm" svg:x2="13.5cm" svg:y2="10.046cm" draw:start-shape="id4" draw:start-glue-point="5" draw:end-shape="id2" draw:end-glue-point="7">
            <text:p/>
          </draw:connector>
          <draw:connector draw:style-name="gr5" draw:text-style-name="P2" draw:layer="layout" draw:type="line" svg:x1="13.5cm" svg:y1="12.772cm" svg:x2="14.5cm" svg:y2="12.774cm" draw:start-shape="id2" draw:start-glue-point="8" draw:end-shape="id5" draw:end-glue-point="4">
            <text:p/>
          </draw:connector>
          <draw:connector draw:style-name="gr5" draw:text-style-name="P2" draw:layer="layout" draw:type="line" svg:x1="14.5cm" svg:y1="13.299cm" svg:x2="13.5cm" svg:y2="13.227cm" draw:start-shape="id5" draw:start-glue-point="5" draw:end-shape="id2" draw:end-glue-point="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João Freitas</meta:initial-creator>
    <meta:creation-date>2008-03-24T21:32:01</meta:creation-date>
    <dc:creator>João Freitas</dc:creator>
    <dc:date>2008-03-24T21:52:11</dc:date>
    <meta:editing-cycles>5</meta:editing-cycles>
    <meta:editing-duration>PT5M0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